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AppyTable14291691067464" style:family="table" style:parent-style-name="podTable">
      <style:table-properties style:width="16.67cm" style:rel-width="83.33%" table:table-align="left" table:align="left"/>
    </style:style>
    <style:style style:name="AppyTable14291691067464.1" style:family="table-column">
      <style:table-column-properties style:rel-column-width="28086*"/>
    </style:style>
    <style:style style:name="AppyTable14291691067464.2" style:family="table-column">
      <style:table-column-properties style:rel-column-width="37448*"/>
    </style:style>
    <style:style style:name="AppyTable14291691067438" style:family="table" style:parent-style-name="podTable">
      <style:table-properties style:width="10cm" style:rel-width="50%" table:table-align="left" table:align="left"/>
    </style:style>
    <style:style style:name="AppyTable14291691067438.1" style:family="table-column">
      <style:table-column-properties style:rel-column-width="32767*"/>
    </style:style>
    <style:style style:name="AppyTable14291691067438.2" style:family="table-column">
      <style:table-column-properties style:rel-column-width="32767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AppyTable14291691067464" table:style-name="AppyTable14291691067464">
        <table:table-column table:style-name="AppyTable14291691067464.1"/>
        <table:table-column table:style-name="AppyTable14291691067464.2"/>
        <table:table-row>
          <table:table-cell table:style-name="podCell">
            <text:p text:style-name="Appy_Table_Content">Hello pixels</text:p>
          </table:table-cell>
          <table:table-cell table:style-name="podCell">
            <text:p text:style-name="Appy_Table_Content">Table properties</text:p>
          </table:table-cell>
        </table:table-row>
      </table:table>
      <table:table table:name="AppyTable14291691067438" table:style-name="AppyTable14291691067438">
        <table:table-column table:style-name="AppyTable14291691067438.1"/>
        <table:table-column table:style-name="AppyTable14291691067438.2"/>
        <table:table-row>
          <table:table-cell table:style-name="podCell">
            <text:p text:style-name="Appy_Table_Content">Hello percentage</text:p>
          </table:table-cell>
          <table:table-cell table:style-name="podCell">
            <text:p text:style-name="Appy_Table_Content">Table properties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